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Apri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ist x</text:p>
          </table:table-cell>
          <table:table-cell office:value-type="string" calcext:value-type="string">
            <text:p>dist y</text:p>
          </table:table-cell>
          <table:table-cell office:value-type="string" calcext:value-type="string">
            <text:p>dist z</text:p>
          </table:table-cell>
          <table:table-cell office:value-type="string" calcext:value-type="string">
            <text:p>Distance (#)</text:p>
          </table:table-cell>
          <table:table-cell office:value-type="string" calcext:value-type="string">
            <text:p>xIMU</text:p>
          </table:table-cell>
          <table:table-cell office:value-type="string" calcext:value-type="string">
            <text:p>yIMU</text:p>
          </table:table-cell>
          <table:table-cell office:value-type="string" calcext:value-type="string">
            <text:p>zIMU</text:p>
          </table:table-cell>
        </table:table-row>
        <table:table-row table:style-name="ro1">
          <table:table-cell office:value-type="float" office:value="-0.013401" calcext:value-type="float">
            <text:p>-0.013401</text:p>
          </table:table-cell>
          <table:table-cell office:value-type="float" office:value="-0.007291" calcext:value-type="float">
            <text:p>-0.007291</text:p>
          </table:table-cell>
          <table:table-cell office:value-type="float" office:value="-0.007725" calcext:value-type="float">
            <text:p>-0.007725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6983" calcext:value-type="float">
            <text:p>-0.026983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20" calcext:value-type="float">
            <text:p>2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5156" calcext:value-type="float">
            <text:p>-0.045156</text:p>
          </table:table-cell>
          <table:table-cell office:value-type="float" office:value="-0.005676" calcext:value-type="float">
            <text:p>-0.005676</text:p>
          </table:table-cell>
          <table:table-cell office:value-type="float" office:value="-0.001772" calcext:value-type="float">
            <text:p>-0.001772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4375" calcext:value-type="float">
            <text:p>-2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6417" calcext:value-type="float">
            <text:p>-0.056417</text:p>
          </table:table-cell>
          <table:table-cell office:value-type="float" office:value="-0.002277" calcext:value-type="float">
            <text:p>-0.002277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3.25" calcext:value-type="float">
            <text:p>-3.25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-0.077603" calcext:value-type="float">
            <text:p>-0.077603</text:p>
          </table:table-cell>
          <table:table-cell office:value-type="float" office:value="-0.004966" calcext:value-type="float">
            <text:p>-0.004966</text:p>
          </table:table-cell>
          <table:table-cell office:value-type="float" office:value="0.010914" calcext:value-type="float">
            <text:p>0.010914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3.75" calcext:value-type="float">
            <text:p>-3.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8815" calcext:value-type="float">
            <text:p>-0.088815</text:p>
          </table:table-cell>
          <table:table-cell office:value-type="float" office:value="-0.008891" calcext:value-type="float">
            <text:p>-0.008891</text:p>
          </table:table-cell>
          <table:table-cell office:value-type="float" office:value="0.008414" calcext:value-type="float">
            <text:p>0.008414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4" calcext:value-type="float">
            <text:p>-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06935" calcext:value-type="float">
            <text:p>-0.106935</text:p>
          </table:table-cell>
          <table:table-cell office:value-type="float" office:value="-0.026342" calcext:value-type="float">
            <text:p>-0.026342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5.625" calcext:value-type="float">
            <text:p>-5.625</text:p>
          </table:table-cell>
          <table:table-cell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-0.111257" calcext:value-type="float">
            <text:p>-0.111257</text:p>
          </table:table-cell>
          <table:table-cell office:value-type="float" office:value="-0.014398" calcext:value-type="float">
            <text:p>-0.014398</text:p>
          </table:table-cell>
          <table:table-cell office:value-type="float" office:value="0.007999" calcext:value-type="float">
            <text:p>0.007999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6" calcext:value-type="float">
            <text:p>-6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-0.008506" calcext:value-type="float">
            <text:p>-0.008506</text:p>
          </table:table-cell>
          <table:table-cell office:value-type="float" office:value="0.008402" calcext:value-type="float">
            <text:p>0.008402</text:p>
          </table:table-cell>
          <table:table-cell office:value-type="float" office:value="-0.000517" calcext:value-type="float">
            <text:p>-0.000517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2775" calcext:value-type="float">
            <text:p>-0.022775</text:p>
          </table:table-cell>
          <table:table-cell office:value-type="float" office:value="-0.002908" calcext:value-type="float">
            <text:p>-0.002908</text:p>
          </table:table-cell>
          <table:table-cell office:value-type="float" office:value="-0.002159" calcext:value-type="float">
            <text:p>-0.002159</text:p>
          </table:table-cell>
          <table:table-cell office:value-type="float" office:value="20" calcext:value-type="float">
            <text:p>2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0625" calcext:value-type="float">
            <text:p>-1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38" calcext:value-type="float">
            <text:p>-0.03638</text:p>
          </table:table-cell>
          <table:table-cell office:value-type="float" office:value="0.019261" calcext:value-type="float">
            <text:p>0.019261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875" calcext:value-type="float">
            <text:p>-1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602" calcext:value-type="float">
            <text:p>-0.05602</text:p>
          </table:table-cell>
          <table:table-cell office:value-type="float" office:value="-0.025546" calcext:value-type="float">
            <text:p>-0.02554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6875" calcext:value-type="float">
            <text:p>-2.687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-0.064666" calcext:value-type="float">
            <text:p>-0.064666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3.75" calcext:value-type="float">
            <text:p>-3.7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-0.089089" calcext:value-type="float">
            <text:p>-0.089089</text:p>
          </table:table-cell>
          <table:table-cell office:value-type="float" office:value="-0.002832" calcext:value-type="float">
            <text:p>-0.002832</text:p>
          </table:table-cell>
          <table:table-cell office:value-type="float" office:value="-0.000193" calcext:value-type="float">
            <text:p>-0.000193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4.5625" calcext:value-type="float">
            <text:p>-4.56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108319" calcext:value-type="float">
            <text:p>-0.108319</text:p>
          </table:table-cell>
          <table:table-cell office:value-type="float" office:value="-0.016553" calcext:value-type="float">
            <text:p>-0.016553</text:p>
          </table:table-cell>
          <table:table-cell office:value-type="float" office:value="-0.007414" calcext:value-type="float">
            <text:p>-0.007414</text:p>
          </table:table-cell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5.8125" calcext:value-type="float">
            <text:p>-5.81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112936" calcext:value-type="float">
            <text:p>-0.112936</text:p>
          </table:table-cell>
          <table:table-cell office:value-type="float" office:value="-0.02253" calcext:value-type="float">
            <text:p>-0.02253</text:p>
          </table:table-cell>
          <table:table-cell office:value-type="float" office:value="0.001558" calcext:value-type="float">
            <text:p>0.001558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  <table:table-cell office:value-type="float" office:value="-6.125" calcext:value-type="float">
            <text:p>-6.125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-0.014931" calcext:value-type="float">
            <text:p>-0.014931</text:p>
          </table:table-cell>
          <table:table-cell office:value-type="float" office:value="-0.010719" calcext:value-type="float">
            <text:p>-0.010719</text:p>
          </table:table-cell>
          <table:table-cell office:value-type="float" office:value="-0.005421" calcext:value-type="float">
            <text:p>-0.005421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5074" calcext:value-type="float">
            <text:p>-0.025074</text:p>
          </table:table-cell>
          <table:table-cell office:value-type="float" office:value="0.020371" calcext:value-type="float">
            <text:p>0.020371</text:p>
          </table:table-cell>
          <table:table-cell office:value-type="float" office:value="-0.011876" calcext:value-type="float">
            <text:p>-0.011876</text:p>
          </table:table-cell>
          <table:table-cell office:value-type="float" office:value="20" calcext:value-type="float">
            <text:p>20</text:p>
          </table:table-cell>
          <table:table-cell office:value-type="float" office:value="4.6" calcext:value-type="float">
            <text:p>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5" calcext:value-type="float">
            <text:p>-1.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-0.043105" calcext:value-type="float">
            <text:p>-0.043105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-0.010537" calcext:value-type="float">
            <text:p>-0.010537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2.125" calcext:value-type="float">
            <text:p>-2.125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-0.061195" calcext:value-type="float">
            <text:p>-0.061195</text:p>
          </table:table-cell>
          <table:table-cell office:value-type="float" office:value="-0.003774" calcext:value-type="float">
            <text:p>-0.003774</text:p>
          </table:table-cell>
          <table:table-cell office:value-type="float" office:value="-0.012197" calcext:value-type="float">
            <text:p>-0.012197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875" calcext:value-type="float">
            <text:p>-2.87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0.074272" calcext:value-type="float">
            <text:p>-0.074272</text:p>
          </table:table-cell>
          <table:table-cell office:value-type="float" office:value="-0.001706" calcext:value-type="float">
            <text:p>-0.001706</text:p>
          </table:table-cell>
          <table:table-cell office:value-type="float" office:value="-0.006512" calcext:value-type="float">
            <text:p>-0.006512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4.125" calcext:value-type="float">
            <text:p>-4.1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0.095716" calcext:value-type="float">
            <text:p>-0.095716</text:p>
          </table:table-cell>
          <table:table-cell office:value-type="float" office:value="-0.011956" calcext:value-type="float">
            <text:p>-0.011956</text:p>
          </table:table-cell>
          <table:table-cell office:value-type="float" office:value="-0.024258" calcext:value-type="float">
            <text:p>-0.024258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4.4375" calcext:value-type="float">
            <text:p>-4.437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-0.107499" calcext:value-type="float">
            <text:p>-0.107499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-0.009454" calcext:value-type="float">
            <text:p>-0.009454</text:p>
          </table:table-cell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5.75" calcext:value-type="float">
            <text:p>-5.75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-0.106008" calcext:value-type="float">
            <text:p>-0.106008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-0.015441" calcext:value-type="float">
            <text:p>-0.015441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6" calcext:value-type="float">
            <text:p>-6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-0.009729" calcext:value-type="float">
            <text:p>-0.009729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3484" calcext:value-type="float">
            <text:p>-0.023484</text:p>
          </table:table-cell>
          <table:table-cell office:value-type="float" office:value="-0.003495" calcext:value-type="float">
            <text:p>-0.003495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-0.034414" calcext:value-type="float">
            <text:p>-0.034414</text:p>
          </table:table-cell>
          <table:table-cell office:value-type="float" office:value="-0.007306" calcext:value-type="float">
            <text:p>-0.007306</text:p>
          </table:table-cell>
          <table:table-cell office:value-type="float" office:value="-0.022718" calcext:value-type="float">
            <text:p>-0.022718</text:p>
          </table:table-cell>
          <table:table-cell office:value-type="float" office:value="30" calcext:value-type="float">
            <text:p>30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9375" calcext:value-type="float">
            <text:p>-1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6538" calcext:value-type="float">
            <text:p>-0.046538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-0.005712" calcext:value-type="float">
            <text:p>-0.005712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1875" calcext:value-type="float">
            <text:p>-2.1875</text:p>
          </table:table-cell>
          <table:table-cell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-0.062491" calcext:value-type="float">
            <text:p>-0.062491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-0.004973" calcext:value-type="float">
            <text:p>-0.004973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125" calcext:value-type="float">
            <text:p>-0.125</text:p>
          </table:table-cell>
          <table:table-cell office:value-type="float" office:value="-3.1875" calcext:value-type="float">
            <text:p>-3.1875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-0.074352" calcext:value-type="float">
            <text:p>-0.074352</text:p>
          </table:table-cell>
          <table:table-cell office:value-type="float" office:value="-0.007376" calcext:value-type="float">
            <text:p>-0.007376</text:p>
          </table:table-cell>
          <table:table-cell office:value-type="float" office:value="-0.003522" calcext:value-type="float">
            <text:p>-0.003522</text:p>
          </table:table-cell>
          <table:table-cell office:value-type="float" office:value="60" calcext:value-type="float">
            <text:p>60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125" calcext:value-type="float">
            <text:p>-0.125</text:p>
          </table:table-cell>
          <table:table-cell office:value-type="float" office:value="-3.8125" calcext:value-type="float">
            <text:p>-3.81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92313" calcext:value-type="float">
            <text:p>-0.092313</text:p>
          </table:table-cell>
          <table:table-cell office:value-type="float" office:value="-0.01082" calcext:value-type="float">
            <text:p>-0.01082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70" calcext:value-type="float">
            <text:p>70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625" calcext:value-type="float">
            <text:p>-0.625</text:p>
          </table:table-cell>
          <table:table-cell office:value-type="float" office:value="-4.375" calcext:value-type="float">
            <text:p>-4.375</text:p>
          </table:table-cell>
          <table:table-cell office:value-type="float" office:value="-0.3125" calcext:value-type="float">
            <text:p>-0.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-0.008911" calcext:value-type="float">
            <text:p>-0.008911</text:p>
          </table:table-cell>
          <table:table-cell office:value-type="float" office:value="-0.001371" calcext:value-type="float">
            <text:p>-0.001371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-0.020382" calcext:value-type="float">
            <text:p>-0.020382</text:p>
          </table:table-cell>
          <table:table-cell office:value-type="float" office:value="-0.001177" calcext:value-type="float">
            <text:p>-0.001177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125" calcext:value-type="float">
            <text:p>-1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221" calcext:value-type="float">
            <text:p>-0.030221</text:p>
          </table:table-cell>
          <table:table-cell office:value-type="float" office:value="-0.00415" calcext:value-type="float">
            <text:p>-0.00415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-0.043174" calcext:value-type="float">
            <text:p>-0.043174</text:p>
          </table:table-cell>
          <table:table-cell office:value-type="float" office:value="-0.019219" calcext:value-type="float">
            <text:p>-0.019219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-0.063214" calcext:value-type="float">
            <text:p>-0.063214</text:p>
          </table:table-cell>
          <table:table-cell office:value-type="float" office:value="-0.013057" calcext:value-type="float">
            <text:p>-0.013057</text:p>
          </table:table-cell>
          <table:table-cell office:value-type="float" office:value="-0.018939" calcext:value-type="float">
            <text:p>-0.018939</text:p>
          </table:table-cell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3.5" calcext:value-type="float">
            <text:p>-3.5</text:p>
          </table:table-cell>
          <table:table-cell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-0.076096" calcext:value-type="float">
            <text:p>-0.076096</text:p>
          </table:table-cell>
          <table:table-cell office:value-type="float" office:value="-0.00564" calcext:value-type="float">
            <text:p>-0.00564</text:p>
          </table:table-cell>
          <table:table-cell office:value-type="float" office:value="-0.002835" calcext:value-type="float">
            <text:p>-0.002835</text:p>
          </table:table-cell>
          <table:table-cell office:value-type="float" office:value="70" calcext:value-type="float">
            <text:p>7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3.875" calcext:value-type="float">
            <text:p>-3.875</text:p>
          </table:table-cell>
          <table:table-cell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-0.090392" calcext:value-type="float">
            <text:p>-0.090392</text:p>
          </table:table-cell>
          <table:table-cell office:value-type="float" office:value="-0.012916" calcext:value-type="float">
            <text:p>-0.012916</text:p>
          </table:table-cell>
          <table:table-cell office:value-type="float" office:value="-0.004441" calcext:value-type="float">
            <text:p>-0.004441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4.4375" calcext:value-type="float">
            <text:p>-4.4375</text:p>
          </table:table-cell>
          <table:table-cell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-0.095066" calcext:value-type="float">
            <text:p>-0.095066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25" calcext:value-type="float">
            <text:p>-0.25</text:p>
          </table:table-cell>
          <table:table-cell office:value-type="float" office:value="-5.125" calcext:value-type="float">
            <text:p>-5.125</text:p>
          </table:table-cell>
          <table:table-cell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-0.114496" calcext:value-type="float">
            <text:p>-0.114496</text:p>
          </table:table-cell>
          <table:table-cell office:value-type="float" office:value="-0.011109" calcext:value-type="float">
            <text:p>-0.011109</text:p>
          </table:table-cell>
          <table:table-cell office:value-type="float" office:value="0.004172" calcext:value-type="float">
            <text:p>0.004172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25" calcext:value-type="float">
            <text:p>-0.25</text:p>
          </table:table-cell>
          <table:table-cell office:value-type="float" office:value="-5.75" calcext:value-type="float">
            <text:p>-5.75</text:p>
          </table:table-cell>
          <table:table-cell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-0.128409" calcext:value-type="float">
            <text:p>-0.128409</text:p>
          </table:table-cell>
          <table:table-cell office:value-type="float" office:value="-0.015086" calcext:value-type="float">
            <text:p>-0.015086</text:p>
          </table:table-cell>
          <table:table-cell office:value-type="float" office:value="0.009215" calcext:value-type="float">
            <text:p>0.009215</text:p>
          </table:table-cell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6.375" calcext:value-type="float">
            <text:p>-6.375</text:p>
          </table:table-cell>
          <table:table-cell office:value-type="float" office:value="-0.4375" calcext:value-type="float">
            <text:p>-0.4375</text:p>
          </table:table-cell>
        </table:table-row>
        <table:table-row table:style-name="ro1">
          <table:table-cell office:value-type="float" office:value="-0.146219" calcext:value-type="float">
            <text:p>-0.146219</text:p>
          </table:table-cell>
          <table:table-cell office:value-type="float" office:value="-0.016954" calcext:value-type="float">
            <text:p>-0.016954</text:p>
          </table:table-cell>
          <table:table-cell office:value-type="float" office:value="0.013056" calcext:value-type="float">
            <text:p>0.013056</text:p>
          </table:table-cell>
          <table:table-cell office:value-type="float" office:value="120" calcext:value-type="float">
            <text:p>12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7.6875" calcext:value-type="float">
            <text:p>-7.6875</text:p>
          </table:table-cell>
          <table:table-cell office:value-type="float" office:value="-0.5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9T05:50:37.031765616</dc:date>
    <meta:editing-duration>PT4M24S</meta:editing-duration>
    <meta:editing-cycles>1</meta:editing-cycles>
    <meta:document-statistic meta:table-count="1" meta:cell-count="473" meta:object-count="0"/>
    <meta:generator>LibreOffice/5.4.5.1$Linux_X86_64 LibreOffice_project/40m0$Build-1</meta:generator>
  </office:meta>
</office:document-meta>
</file>